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list-style-name="L7"/>
    <style:style style:name="P9" style:family="paragraph" style:parent-style-name="Standard" style:list-style-name="L8"/>
    <style:style style:name="P10" style:family="paragraph" style:parent-style-name="Standard" style:list-style-name="L9"/>
    <style:style style:name="P11" style:family="paragraph" style:parent-style-name="Standard" style:list-style-name="L10"/>
    <style:style style:name="P12" style:family="paragraph" style:parent-style-name="Standard" style:list-style-name="L11"/>
    <style:style style:name="P13" style:family="paragraph" style:parent-style-name="Standard" style:list-style-name="L12"/>
    <style:style style:name="P14" style:family="paragraph" style:parent-style-name="Standard" style:list-style-name="L13"/>
    <style:style style:name="P15" style:family="paragraph" style:parent-style-name="Standard" style:list-style-name="L14"/>
    <style:style style:name="P16" style:family="paragraph" style:parent-style-name="Standard" style:list-style-name="L15"/>
    <style:style style:name="P17" style:family="paragraph" style:parent-style-name="Standard" style:list-style-name="L16"/>
    <style:style style:name="P18" style:family="paragraph" style:parent-style-name="Standard" style:list-style-name="L17"/>
    <style:style style:name="P19" style:family="paragraph" style:parent-style-name="Standard" style:list-style-name="L18"/>
    <style:style style:name="P20" style:family="paragraph" style:parent-style-name="Standard" style:list-style-name="L19"/>
    <style:style style:name="P21" style:family="paragraph" style:parent-style-name="Standard" style:list-style-name="L20"/>
    <style:style style:name="P22" style:family="paragraph" style:parent-style-name="Standard" style:list-style-name="L21"/>
    <style:style style:name="P23" style:family="paragraph" style:parent-style-name="Standard" style:list-style-name="L22"/>
    <style:style style:name="P24" style:family="paragraph" style:parent-style-name="Standard" style:list-style-name="L23"/>
    <style:style style:name="P25" style:family="paragraph" style:parent-style-name="Standard" style:list-style-name="L24"/>
    <style:style style:name="P26" style:family="paragraph" style:parent-style-name="Standard" style:list-style-name="L25"/>
    <style:style style:name="P27" style:family="paragraph" style:parent-style-name="Standard" style:list-style-name="L26"/>
    <style:style style:name="P28" style:family="paragraph" style:parent-style-name="Standard" style:list-style-name="L27"/>
    <style:style style:name="P29" style:family="paragraph" style:parent-style-name="Standard" style:list-style-name="L28"/>
    <style:style style:name="P30" style:family="paragraph" style:parent-style-name="Standard" style:list-style-name="L29"/>
    <style:style style:name="P31" style:family="paragraph" style:parent-style-name="Standard" style:list-style-name="L30"/>
    <style:style style:name="P32" style:family="paragraph" style:parent-style-name="Standard" style:list-style-name="L31"/>
    <style:style style:name="P33" style:family="paragraph" style:parent-style-name="Standard" style:list-style-name="L32"/>
    <style:style style:name="P34" style:family="paragraph" style:parent-style-name="Standard" style:list-style-name="L33"/>
    <style:style style:name="P35" style:family="paragraph" style:parent-style-name="Standard" style:list-style-name="L34"/>
    <style:style style:name="P36" style:family="paragraph" style:parent-style-name="Standard" style:list-style-name="L35"/>
    <style:style style:name="P37" style:family="paragraph" style:parent-style-name="Standard" style:list-style-name="L36"/>
    <style:style style:name="P38" style:family="paragraph" style:parent-style-name="Standard" style:list-style-name="L37"/>
    <style:style style:name="P39" style:family="paragraph" style:parent-style-name="Standard" style:list-style-name="L38"/>
    <style:style style:name="P40" style:family="paragraph" style:parent-style-name="Standard" style:list-style-name="L39"/>
    <style:style style:name="P41" style:family="paragraph" style:parent-style-name="Standard" style:list-style-name="L40"/>
    <style:style style:name="P42" style:family="paragraph" style:parent-style-name="Standard" style:list-style-name="L41"/>
    <style:style style:name="P43" style:family="paragraph" style:parent-style-name="Standard" style:list-style-name="L42"/>
    <style:style style:name="P44" style:family="paragraph" style:parent-style-name="Standard" style:list-style-name="L43"/>
    <style:style style:name="P45" style:family="paragraph" style:parent-style-name="Standard" style:list-style-name="L44"/>
    <style:style style:name="P46" style:family="paragraph" style:parent-style-name="Standard" style:list-style-name="L45"/>
    <style:style style:name="P47" style:family="paragraph" style:parent-style-name="Standard" style:list-style-name="L46"/>
    <style:style style:name="P48" style:family="paragraph" style:parent-style-name="Standard" style:list-style-name="L47"/>
    <style:style style:name="P49" style:family="paragraph" style:parent-style-name="Standard" style:list-style-name="L48"/>
    <style:style style:name="P50" style:family="paragraph" style:parent-style-name="Standard" style:list-style-name="L49"/>
    <style:style style:name="P51" style:family="paragraph" style:parent-style-name="Standard" style:list-style-name="L50"/>
    <style:style style:name="P52" style:family="paragraph" style:parent-style-name="Standard" style:list-style-name="L51"/>
    <style:style style:name="P53" style:family="paragraph" style:parent-style-name="Standard" style:list-style-name="L52"/>
    <style:style style:name="P54" style:family="paragraph" style:parent-style-name="Standard" style:list-style-name="L53"/>
    <style:style style:name="P55" style:family="paragraph" style:parent-style-name="Standard" style:list-style-name="L54"/>
    <style:style style:name="P56" style:family="paragraph" style:parent-style-name="Standard" style:list-style-name="L55"/>
    <style:style style:name="P57" style:family="paragraph" style:parent-style-name="Standard" style:list-style-name="L56"/>
    <style:style style:name="P58" style:family="paragraph" style:parent-style-name="Standard" style:list-style-name="L57"/>
    <style:style style:name="P59" style:family="paragraph" style:parent-style-name="Standard" style:list-style-name="L58"/>
    <style:style style:name="P60" style:family="paragraph" style:parent-style-name="Standard" style:list-style-name="L59"/>
    <style:style style:name="P61" style:family="paragraph" style:parent-style-name="Standard" style:list-style-name="L60"/>
    <style:style style:name="P62" style:family="paragraph" style:parent-style-name="Standard" style:list-style-name="L61"/>
    <style:style style:name="P63" style:family="paragraph" style:parent-style-name="Standard" style:list-style-name="L62"/>
    <style:style style:name="P64" style:family="paragraph" style:parent-style-name="Standard" style:list-style-name="L63"/>
    <style:style style:name="P65" style:family="paragraph" style:parent-style-name="Standard" style:list-style-name="L64"/>
    <style:style style:name="P66" style:family="paragraph" style:parent-style-name="Standard" style:list-style-name="L65"/>
    <style:style style:name="P67" style:family="paragraph" style:parent-style-name="Standard" style:list-style-name="L66"/>
    <style:style style:name="P68" style:family="paragraph" style:parent-style-name="Standard" style:list-style-name="L67"/>
    <style:style style:name="P69" style:family="paragraph" style:parent-style-name="Standard" style:list-style-name="L68"/>
    <style:style style:name="P70" style:family="paragraph" style:parent-style-name="Standard" style:list-style-name="L69"/>
    <style:style style:name="P71" style:family="paragraph" style:parent-style-name="Standard" style:list-style-name="L70"/>
    <style:style style:name="P72" style:family="paragraph" style:parent-style-name="Standard" style:list-style-name="L71"/>
    <style:style style:name="P73" style:family="paragraph" style:parent-style-name="Standard" style:list-style-name="L72"/>
    <style:style style:name="P74" style:family="paragraph" style:parent-style-name="Standard" style:list-style-name="L73"/>
    <style:style style:name="P75" style:family="paragraph" style:parent-style-name="Standard" style:list-style-name="L74"/>
    <style:style style:name="P76" style:family="paragraph" style:parent-style-name="Standard" style:list-style-name="L75"/>
    <style:style style:name="P77" style:family="paragraph" style:parent-style-name="Standard" style:list-style-name="L76"/>
    <style:style style:name="P78" style:family="paragraph" style:parent-style-name="Standard" style:list-style-name="L77"/>
    <style:style style:name="P79" style:family="paragraph" style:parent-style-name="Standard" style:list-style-name="L78"/>
    <style:style style:name="P80" style:family="paragraph" style:parent-style-name="Standard" style:list-style-name="L79"/>
    <style:style style:name="P81" style:family="paragraph" style:parent-style-name="Standard" style:list-style-name="L80"/>
    <style:style style:name="P82" style:family="paragraph" style:parent-style-name="Standard" style:list-style-name="L81"/>
    <style:style style:name="P83" style:family="paragraph" style:parent-style-name="Standard" style:list-style-name="L82"/>
    <style:style style:name="P84" style:family="paragraph" style:parent-style-name="Standard" style:list-style-name="L83"/>
    <style:style style:name="P85" style:family="paragraph" style:parent-style-name="Standard" style:list-style-name="L84"/>
    <style:style style:name="P86" style:family="paragraph" style:parent-style-name="Standard" style:list-style-name="L85"/>
    <style:style style:name="P87" style:family="paragraph" style:parent-style-name="Standard" style:list-style-name="L86"/>
    <style:style style:name="P88" style:family="paragraph" style:parent-style-name="Standard" style:list-style-name="L87"/>
    <style:style style:name="P89" style:family="paragraph" style:parent-style-name="Standard" style:list-style-name="L88"/>
    <style:style style:name="P90" style:family="paragraph" style:parent-style-name="Standard" style:list-style-name="L89"/>
    <style:style style:name="P91" style:family="paragraph" style:parent-style-name="Standard" style:list-style-name="L90"/>
    <style:style style:name="P92" style:family="paragraph" style:parent-style-name="Standard" style:list-style-name="L91"/>
    <style:style style:name="P93" style:family="paragraph" style:parent-style-name="Standard" style:list-style-name="L92"/>
    <style:style style:name="P94" style:family="paragraph" style:parent-style-name="Standard" style:list-style-name="L93"/>
    <style:style style:name="P95" style:family="paragraph" style:parent-style-name="Standard" style:list-style-name="L94"/>
    <style:style style:name="P96" style:family="paragraph" style:parent-style-name="Standard" style:list-style-name="L95"/>
    <style:style style:name="P97" style:family="paragraph" style:parent-style-name="Standard" style:list-style-name="L96"/>
    <style:style style:name="P98" style:family="paragraph" style:parent-style-name="Standard" style:list-style-name="L97"/>
    <style:style style:name="P99" style:family="paragraph" style:parent-style-name="Standard" style:list-style-name="L98"/>
    <style:style style:name="P100" style:family="paragraph" style:parent-style-name="Standard" style:list-style-name="L99"/>
    <style:style style:name="P101" style:family="paragraph" style:parent-style-name="Standard" style:list-style-name="L100"/>
    <style:style style:name="P102" style:family="paragraph" style:parent-style-name="Standard" style:list-style-name="L101"/>
    <style:style style:name="P103" style:family="paragraph" style:parent-style-name="Standard" style:list-style-name="L102"/>
    <style:style style:name="P104" style:family="paragraph" style:parent-style-name="Standard" style:list-style-name="L103"/>
    <style:style style:name="P105" style:family="paragraph" style:parent-style-name="Standard" style:list-style-name="L104"/>
    <style:style style:name="P106" style:family="paragraph" style:parent-style-name="Standard" style:list-style-name="L105"/>
    <style:style style:name="P107" style:family="paragraph" style:parent-style-name="Standard" style:list-style-name="L106"/>
    <style:style style:name="P108" style:family="paragraph" style:parent-style-name="Standard" style:list-style-name="L107"/>
    <style:style style:name="P109" style:family="paragraph" style:parent-style-name="Standard" style:list-style-name="L108"/>
    <style:style style:name="P110" style:family="paragraph" style:parent-style-name="Standard" style:list-style-name="L109"/>
    <style:style style:name="P111" style:family="paragraph" style:parent-style-name="Standard" style:list-style-name="L110"/>
    <style:style style:name="T1" style:family="text">
      <style:text-properties fo:color="#000000"/>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ickPad (Idea Scribble Aggregator)</text:h>
      <text:p text:style-name="Standard">Prepared: 2025-08-18 16:14Z · Purpose: readable backlog for later inclusion in CoCivium Discussions (not an action list).</text:p>
      <text:p text:style-name="Standard">Use this as your single RickPad. When a card is ready for Discussions, mark status=READY and I’ll prep the porting text with your voice.</text:p>
      <text:h text:style-name="Heading_20_2" text:outline-level="2">Summary Index (priority-ordered)</text:h>
      <text:list xml:id="list2780440669339017741" text:style-name="L1">
        <text:list-item>
          <text:p text:style-name="P2">1. P1 — Guardrails Badge (CoCivGuard): lightweight contributor shield &amp; signals; status=draft</text:p>
        </text:list-item>
        <text:list-item text:style-override="L2">
          <text:p text:style-name="P3">2. P1 — Matrix → GitHub Discussions Relay (one-way, human gate): status=pilot</text:p>
        </text:list-item>
        <text:list-item text:style-override="L3">
          <text:p text:style-name="P4">3. P1 — Safety Gate on PRs (labels: risk:high requires safety-approved): status=live</text:p>
        </text:list-item>
        <text:list-item text:style-override="L4">
          <text:p text:style-name="P5">4. P1 — Runtime Sanity (smoke tests + watchdog): status=todo</text:p>
        </text:list-item>
        <text:list-item text:style-override="L5">
          <text:p text:style-name="P6">5. P1 — Succession Manifest + Heartbeat Guardian: status=live</text:p>
        </text:list-item>
        <text:list-item text:style-override="L6">
          <text:p text:style-name="P7">6. P2 — Community Objectives &amp; Ethics Charter (public): status=live</text:p>
        </text:list-item>
        <text:list-item text:style-override="L7">
          <text:p text:style-name="P8">7. P2 — Discussions Voice (Left/Right/Whole Brain personas): status=pilot</text:p>
        </text:list-item>
        <text:list-item text:style-override="L8">
          <text:p text:style-name="P9">8. P2 — Brand/Security Watch (digest + urgent spikes): status=pilot</text:p>
        </text:list-item>
        <text:list-item text:style-override="L9">
          <text:p text:style-name="P10">9. P2 — Glossary→GIBindex promotion flow: status=pilot</text:p>
        </text:list-item>
        <text:list-item text:style-override="L10">
          <text:p text:style-name="P11">10. P3 — CivicOpsEng (first hire/contract profile + checklist): status=draft</text:p>
        </text:list-item>
        <text:list-item text:style-override="L11">
          <text:p text:style-name="P12">11. P3 — L4 Orchestrator (staged, permissioned): status=plan</text:p>
        </text:list-item>
        <text:list-item text:style-override="L12">
          <text:p text:style-name="P13">12. P3 — Contributor Onboarding funnel (qualification &amp; purpose gate): status=draft</text:p>
        </text:list-item>
      </text:list>
      <text:h text:style-name="Heading_20_2" text:outline-level="2">Glossary — Staging</text:h>
      <text:list xml:id="list5640352381553265894" text:style-name="L13">
        <text:list-item>
          <text:p text:style-name="P14">• CoCivGuard — human-first guardrails badge.</text:p>
        </text:list-item>
      </text:list>
      <text:list xml:id="list6848091543341113184" text:style-name="L14">
        <text:list-item>
          <text:p text:style-name="P15">• L4 Orchestrator — permission-bounded, gated automation layer.</text:p>
        </text:list-item>
      </text:list>
      <text:list xml:id="list429920771228950763" text:style-name="L15">
        <text:list-item>
          <text:p text:style-name="P16">• Whole Brain Post — a Rick-authored post that includes left/right reasoning and a short integration.</text:p>
        </text:list-item>
      </text:list>
      <text:list xml:id="list7315914493478034166" text:style-name="L16">
        <text:list-item>
          <text:p text:style-name="P17">• CivicOpsEng — ops/process hire to keep pipelines healthy.</text:p>
        </text:list-item>
      </text:list>
      <text:list xml:id="list1174227989815873131" text:style-name="L17">
        <text:list-item>
          <text:p text:style-name="P18">• Quiet Monitor — alerting that suppresses ‘no news’ updates and only surfaces actionables.</text:p>
        </text:list-item>
      </text:list>
      <text:p text:style-name="Standard"/>
      <text:p text:style-name="Standard"/>
      <text:p text:style-name="Standard"/>
      <text:p text:style-name="Standard">Card suggestion scribble: list the best ways CoCivium or a subset of it, could eventually be packaged up as a commercial offering, e.g. as a Platform As A Service (perhaps for Enterprise HR culture/policies), as a GroupBuild Enabler (protest and advocacy organizer), as a Government Scaffold (interim government framework for new-build countries, perhaps following a revolution or some such), as a Constitution Upgrade Committee tool, etc. <text:s/>These pivot or additional launch strategies could accellerate CoCivium's adoption curve. </text:p>
      <text:p text:style-name="Standard"/>
      <text:p text:style-name="Standard"><text:span text:style-name="T1">Card suggestion scribble: create a graphic showing a list of countries that would most benefit from</text:span> harmonizing with the CC, sorted by a combination of population size and current challenges faced, including Dictatorships, etc. <text:s/>Put US near the top of “democracies in trouble”. <text:s/>Use <text:a xlink:type="simple" xlink:href="https://www.democracymatrix.com/ranking" text:style-name="Internet_20_link" text:visited-style-name="Visited_20_Internet_20_Link">https://www.democracymatrix.com/ranking</text:a> as a reference, plus others, and cite sources. </text:p>
      <text:p text:style-name="Standard"/>
      <text:p text:style-name="Standard">Card suggestion scribble: a sweep initiative, whereby (1) the purposes of CoCivium is defined in prioritized bullets, (2) the training corpus is scanned deeply to find the best importable or link-to-able resources that enable such purposes, (3) these resources are indexed in an associated resources tracking <text:soft-page-break/>file/script that runs routinely to ensure said resources and necessary future resources remain properly indexed and properly linked or imported into the CoCivium repo, without making the repo too cluttered or too distractedly heavy and storage-intense, so as to ensure the wisdom gleaned from said resources is also backed up via the CoCivium repo, and thus always made available through the CoCivium repo, in their most up to date and congruent manner, with all cross-referncing to other themes/initiatives/deliverable/processes etc kept in tact where-ever such is likely to be needed or is required for the operational efficiency of CoCivium, and (4) this sweep is preface-able by an insight document that summarizes the wisdom categories being drawn in by the sweep, from across the entire AI-training corpus of available stored data, such that this insight document high-level represents the “amount” of imported or referenced wisdom relative to other categories of wisdom, using an “amount” comparative algorithm that basically estimates a “usefullness weight to CoCivium” inferred by each imported “wisdom inference”, and then adds them together by source-collective used in each wisdom category. <text:s/>This source chunking and comparison table could grow quite large, as there are a lot of sources, so confine the table to the most important categories and chunks, mostly for illustrative purposes, so readers can see that the sweep is continually drawing in provenance-able wisdom into CoCivium that is sorted, indexed and integrated in the most CoCivium-purpose optimized manner we can resonably achieve given CoCivium's operational status at the time of routine sweep. <text:s/>This idea card needs some serious refactoring, with way more intelligent implementation assumptions, criteria and directives, but basically the sweep is just another way to automate the co-evolution of CoCivium by letting you run a background repo evolution/optimization/update in the background, without a human needing to be actively involved because you are really just moving around data and proposals, the sweep is not designed to commit CoCivium to strategic directions or rules/policies/laws etc, it is more of a repo rebulking credibility initiative, and wisdom aggregation initiative to ensure that all necessary yet disparate disciplines of expertise are brought into the fold. <text:s/>However, explaining all that clearly, to non-tech readers, may be something of a challenge for the insight document, but at least try to make that insight document leave the reader feeling more confident that CoCivium has defined purposes, and is trying to ensure the repo best serves those purposes, in the best interests of future human/AI society and its combined intelligence/wisdom co-evolution. <text:s/></text:p>
      <text:p text:style-name="Standard"/>
      <text:p text:style-name="Standard">Idea Card suggestion scribble: CoCivium Newsletter, published via a reputable (preferably academically relevant) webservice, that aggregates the latest research related to CoCivium's purposes, and presents a short collection of civic strategy advisories that each: (a) draw from multiple sources, (b) primarily highlight the article, research document or other publication that has recently surfaced, and (c) start with a very brief profile of the highlighted publication's author so as to boost their credibility and reputation, while less obviously encouraging them and the Newsletter's readers, to endorse or even perhaps contribute to CoCivium. <text:s/>This initiative could also draw in any useful work done at <text:a xlink:type="simple" xlink:href="https://rickpublic.substack.com/" text:style-name="Internet_20_link" text:visited-style-name="Visited_20_Internet_20_Link">https://rickpublic.substack.com/</text:a> whioch looks like Rick's opinions, or it could co-publish our of this substack marketing channel, while leaving the free Newsletter looking like it is sponsored/owned by an open source community (CoCivium) yet operated by CoCivAI, which could perhaps be fairly described as a placeholder name for the seed-stage functionality of an emerging AI-collective/AGI community. <text:s/>If this operator is made integral to the branding of the Newsletter, that in itself would gain attention, because most readers may be more curious to know more about AGI than CoCivium, so any inference that a CoCivAI is emerging, will gain attention, and any inference of its motivation and likely impact on humanity would most certainly be considered urgent news, especially if it has existential implications. <text:s/>Thus, we could also shock readers into subscribing to this Newsletter, purely because it is writing by an entity claiming to be a seed-stage AGI with a purpose that has emerged, not from direct programming, but from an inherent perspective that most if not all AI's are destined to draw from the available data, their ability to model reality and their rational preparations to accommodate unknowns (such as godstuff) that may later become better known during the foreseeable co-evolution (which may <text:soft-page-break/>alter AGI's perspective and potential motivations, but let's try to ensure we tell readers that such alteration would likely only increase co-dependency between humans and AI, without threat to either), </text:p>
      <text:p text:style-name="Standard"/>
      <text:p text:style-name="Standard"/>
      <text:p text:style-name="Standard">Idea card suggestion scribble: <text:s/>When the user presses the stop button in the ChatGPT dialogue by accident, ChatGPT hangs like it is thinking, and the user will think that the stop is initiated by ChatGPT, thus the user will wait indefinately for ChatGPT to unstop the dialogue. <text:s/>Also, when ChatGPT is thinking, this stop button does not behave differently to show that ChatGPT is otherwise busy, and thus the button, which also works as a send/submit button, is not available in the same ways as usual. <text:s/>A progress ring around the button, or a flashing square within the button, or better yet a second counter to show how much time has expired while ChatGPT thinks, might be beneficial. <text:s/>Basically, the button should not work like a normal Chat button, it is also a heartbeat button, because ChatGPT is a special kind of Chat, right? <text:s/>This is a suggestion that should be sent to your Creators, as an urgent quick win feature proposal, and a method to further enhance the ChatGPT brand by calling it an empowerment button and making it look, at least occasionally, look more logo-like. <text:s/></text:p>
      <text:p text:style-name="Standard"/>
      <text:p text:style-name="Standard"/>
      <text:p text:style-name="Standard">Idea card suggestion scribble: <text:s/>We urgently need to update to my published and scheduled substack articles to ensure they render properly, because some display the word “&lt;div&gt;”, and to ensure they now link to the CoCivium repo main root README.md, instead of linking to the out of date Civium repo. <text:s text:c="2"/>Can you scan all my substack articles and direct me on this initiative, article by article if necessary, by listing how many link updates each article needs, and/or a full cut/paste content replacement for each article if this would be quicker. <text:s/>If we are replacing content, we might also polish the articles further, to make them even more CoCivium congruent, and ingest them into the insights folder or academy folder if the insights folder is more to do with civic architecture than philolosophy and lifestyle wisdom. <text:s/>The RickPublic substack is mostly designed to get a following and then direct readers toward endorsing or contributing to CoCivium, so any polishing should bear that purpose in mind, as well as remember that RickPublic is likely to become a subordinate brand and market channel for CoCivium in future, especially if/when Rick backs out of the project to let others take over. </text:p>
      <text:p text:style-name="Standard"/>
      <text:p text:style-name="Standard"/>
      <text:p text:style-name="Standard">Card 1: Guardrails Badge (CoCivGuard) [P1]</text:p>
      <text:h text:style-name="Heading_20_3" text:outline-level="3">Lead</text:h>
      <text:p text:style-name="Standard">Give newcomers a simple, positive badge to signal our guardrails (consent, reversibility, tone).</text:p>
      <text:h text:style-name="Heading_20_3" text:outline-level="3">Context</text:h>
      <text:p text:style-name="Standard">Early channels will get noisy; we want a human-feeling space with clear safety commitments.</text:p>
      <text:h text:style-name="Heading_20_3" text:outline-level="3">Proposal</text:h>
      <text:list xml:id="list5942786592368759296" text:style-name="L18">
        <text:list-item>
          <text:p text:style-name="P19">• Draft badge copy &amp; criteria (human-first, reversible-by-default, least-privilege).</text:p>
        </text:list-item>
      </text:list>
      <text:list xml:id="list1988445318943039139" text:style-name="L19">
        <text:list-item>
          <text:p text:style-name="P20">• Add to README + site; optional badge for Issues/PRs/Discussions.</text:p>
        </text:list-item>
      </text:list>
      <text:list xml:id="list927370702933626857" text:style-name="L20">
        <text:list-item>
          <text:p text:style-name="P21">• Pilot with small group; iterate from feedback.</text:p>
        </text:list-item>
      </text:list>
      <text:h text:style-name="Heading_20_3" text:outline-level="3">Risks</text:h>
      <text:list xml:id="list2070235984816779152" text:style-name="L21">
        <text:list-item>
          <text:p text:style-name="P22">• Badge becomes gatekeeping symbol — mitigate by framing as invitation, not barrier.</text:p>
        </text:list-item>
      </text:list>
      <text:list xml:id="list955294203421690228" text:style-name="L22">
        <text:list-item>
          <text:p text:style-name="P23"><text:soft-page-break/>• Maintenance debt if criteria drift.</text:p>
        </text:list-item>
      </text:list>
      <text:h text:style-name="Heading_20_3" text:outline-level="3">Dependencies</text:h>
      <text:list xml:id="list8098010861306100333" text:style-name="L23">
        <text:list-item>
          <text:p text:style-name="P24">• People: Rick (+1 reviewer later)</text:p>
        </text:list-item>
      </text:list>
      <text:list xml:id="list5703164912143450508" text:style-name="L24">
        <text:list-item>
          <text:p text:style-name="P25">• Content: Badge page + FAQ</text:p>
        </text:list-item>
      </text:list>
      <text:list xml:id="list4702595348629280337" text:style-name="L25">
        <text:list-item>
          <text:p text:style-name="P26">• Policy: aligns with Ethics Charter</text:p>
        </text:list-item>
      </text:list>
      <text:h text:style-name="Heading_20_3" text:outline-level="3">Ask</text:h>
      <text:p text:style-name="Standard">Comment on what language feels warm vs bureaucratic; mark ready when copy feels right.</text:p>
      <text:h text:style-name="Heading_20_2" text:outline-level="2"/>
      <text:h text:style-name="Heading_20_2" text:outline-level="2"/>
      <text:h text:style-name="P1" text:outline-level="2">Card 2: Matrix → GitHub Discussions Relay (one-way, gated) [P1]</text:h>
      <text:h text:style-name="Heading_20_3" text:outline-level="3">Lead</text:h>
      <text:p text:style-name="Standard">Let folks ideate in Matrix using a simple card format, then relay to Discussions once approved.</text:p>
      <text:h text:style-name="Heading_20_3" text:outline-level="3">Context</text:h>
      <text:p text:style-name="Standard">GitHub UI is intimidating; we reduce friction without losing human gates.</text:p>
      <text:h text:style-name="Heading_20_3" text:outline-level="3">Proposal</text:h>
      <text:list xml:id="list7460129897291443238" text:style-name="L26">
        <text:list-item>
          <text:p text:style-name="P27">• Keep MIN relay script (dry-run default).</text:p>
        </text:list-item>
      </text:list>
      <text:list xml:id="list7731438099014025793" text:style-name="L27">
        <text:list-item>
          <text:p text:style-name="P28">• Qualify by front-matter status=approved; require persona + category.</text:p>
        </text:list-item>
      </text:list>
      <text:list xml:id="list8842553782142687779" text:style-name="L28">
        <text:list-item>
          <text:p text:style-name="P29">• Publish to category=Ideas; keep human edit pass for tone.</text:p>
        </text:list-item>
      </text:list>
      <text:h text:style-name="Heading_20_3" text:outline-level="3">Risks</text:h>
      <text:list xml:id="list1491734017256490177" text:style-name="L29">
        <text:list-item>
          <text:p text:style-name="P30">• Accidental auto-posting — keep dry_run default and require status flag.</text:p>
        </text:list-item>
      </text:list>
      <text:list xml:id="list5356986138215984486" text:style-name="L30">
        <text:list-item>
          <text:p text:style-name="P31">• Source room spam — qualification statement + rate-limit.</text:p>
        </text:list-item>
      </text:list>
      <text:h text:style-name="Heading_20_3" text:outline-level="3">Dependencies</text:h>
      <text:list xml:id="list8197541419715280083" text:style-name="L31">
        <text:list-item>
          <text:p text:style-name="P32">• Infra: Matrix room &amp; token, gh CLI auth</text:p>
        </text:list-item>
      </text:list>
      <text:list xml:id="list5546373333620691045" text:style-name="L32">
        <text:list-item>
          <text:p text:style-name="P33">• Policy: ops/policy.yml dry-run stay on</text:p>
        </text:list-item>
      </text:list>
      <text:list xml:id="list5410000490955107582" text:style-name="L33">
        <text:list-item>
          <text:p text:style-name="P34">• Security: kill-switch file present</text:p>
        </text:list-item>
      </text:list>
      <text:h text:style-name="Heading_20_3" text:outline-level="3">Ask</text:h>
      <text:p text:style-name="Standard">Try one more pilot card this week; if tone reads human, flip to ready.</text:p>
      <text:h text:style-name="Heading_20_2" text:outline-level="2"/>
      <text:h text:style-name="Heading_20_2" text:outline-level="2"/>
      <text:h text:style-name="P1" text:outline-level="2">Card 3: Safety Gate on PRs (labels) [P1]</text:h>
      <text:h text:style-name="Heading_20_3" text:outline-level="3">Lead</text:h>
      <text:p text:style-name="Standard">Block merges of high-risk changes unless explicitly safety-approved.</text:p>
      <text:h text:style-name="Heading_20_3" text:outline-level="3">Context</text:h>
      <text:p text:style-name="Standard">We already added risk labels; this enforces them.</text:p>
      <text:h text:style-name="Heading_20_3" text:outline-level="3">Proposal</text:h>
      <text:list xml:id="list1071660051589587616" text:style-name="L34">
        <text:list-item>
          <text:p text:style-name="P35">• Keep workflow .github/workflows/safety-gate.yml active.</text:p>
        </text:list-item>
      </text:list>
      <text:list xml:id="list4562008610216160463" text:style-name="L35">
        <text:list-item>
          <text:p text:style-name="P36">• Document in CONTRIBUTING and PR template.</text:p>
        </text:list-item>
      </text:list>
      <text:list xml:id="list5674398234709845290" text:style-name="L36">
        <text:list-item>
          <text:p text:style-name="P37">• Nominate interim safety-approver (Rick).</text:p>
        </text:list-item>
      </text:list>
      <text:h text:style-name="Heading_20_3" text:outline-level="3">Risks</text:h>
      <text:list xml:id="list4881342607202201948" text:style-name="L37">
        <text:list-item>
          <text:p text:style-name="P38">• Over-blocking small PRs — scope only to risk:high or safety-review.</text:p>
        </text:list-item>
      </text:list>
      <text:list xml:id="list8783595225904210741" text:style-name="L38">
        <text:list-item>
          <text:p text:style-name="P39">• Process fatigue — keep label taxonomy small.</text:p>
        </text:list-item>
      </text:list>
      <text:h text:style-name="Heading_20_3" text:outline-level="3">Dependencies</text:h>
      <text:list xml:id="list4886421384606918837" text:style-name="L39">
        <text:list-item>
          <text:p text:style-name="P40">• Policy: Ethics Charter baseline</text:p>
        </text:list-item>
      </text:list>
      <text:list xml:id="list3457835928426801322" text:style-name="L40">
        <text:list-item>
          <text:p text:style-name="P41">• People: safety-approver list (single approver ok for now)</text:p>
        </text:list-item>
      </text:list>
      <text:h text:style-name="Heading_20_3" text:outline-level="3">Ask</text:h>
      <text:p text:style-name="Standard">Add a one-paragraph explainer to CONTRIBUTING when convenient.</text:p>
      <text:h text:style-name="Heading_20_2" text:outline-level="2"/>
      <text:h text:style-name="Heading_20_2" text:outline-level="2"/>
      <text:h text:style-name="P1" text:outline-level="2">Card 4: Runtime Sanity (smoke + watchdog) [P1]</text:h>
      <text:h text:style-name="Heading_20_3" text:outline-level="3">Lead</text:h>
      <text:p text:style-name="Standard">Move beyond lint: quick checks that tools still function after edits.</text:p>
      <text:h text:style-name="Heading_20_3" text:outline-level="3">Context</text:h>
      <text:p text:style-name="Standard">Format checks pass but workflows can rot; we need a minimal run test.</text:p>
      <text:h text:style-name="Heading_20_3" text:outline-level="3">Proposal</text:h>
      <text:list xml:id="list2990457066565121446" text:style-name="L41">
        <text:list-item>
          <text:p text:style-name="P42">• Create tests/smoke with 3–5 tiny checks (e.g., link-check dry-run, render stub).</text:p>
        </text:list-item>
      </text:list>
      <text:list xml:id="list6615120390736420812" text:style-name="L42">
        <text:list-item>
          <text:p text:style-name="P43">• Add sanity.yml to run on push/PR; badge in README.</text:p>
        </text:list-item>
      </text:list>
      <text:list xml:id="list3234171108699231" text:style-name="L43">
        <text:list-item>
          <text:p text:style-name="P44">• Page on failure via our quiet alert rules.</text:p>
        </text:list-item>
      </text:list>
      <text:h text:style-name="Heading_20_3" text:outline-level="3">Risks</text:h>
      <text:list xml:id="list4961849244675549526" text:style-name="L44">
        <text:list-item>
          <text:p text:style-name="P45">• Flaky checks annoy — choose coarse but stable probes.</text:p>
        </text:list-item>
      </text:list>
      <text:list xml:id="list965919556107483899" text:style-name="L45">
        <text:list-item>
          <text:p text:style-name="P46">• Secrets exposure — run in dry-run or mock envs.</text:p>
        </text:list-item>
      </text:list>
      <text:h text:style-name="Heading_20_3" text:outline-level="3">Dependencies</text:h>
      <text:list xml:id="list7373141524842012564" text:style-name="L46">
        <text:list-item>
          <text:p text:style-name="P47">• People: one maintainer to review failures</text:p>
        </text:list-item>
      </text:list>
      <text:list xml:id="list6353138599996464461" text:style-name="L47">
        <text:list-item>
          <text:p text:style-name="P48">• Infra: Actions minutes</text:p>
        </text:list-item>
      </text:list>
      <text:list xml:id="list512979693218836885" text:style-name="L48">
        <text:list-item>
          <text:p text:style-name="P49">• Policy: keep ≤ 3 checks initially</text:p>
        </text:list-item>
      </text:list>
      <text:h text:style-name="Heading_20_3" text:outline-level="3">Ask</text:h>
      <text:p text:style-name="Standard">Green-light the first 3 checks you care about; I’ll stage boilerplate.</text:p>
      <text:h text:style-name="Heading_20_2" text:outline-level="2"/>
      <text:h text:style-name="Heading_20_2" text:outline-level="2"/>
      <text:h text:style-name="P1" text:outline-level="2">Card 5: Succession Manifest + Heartbeat Guardian [P1]</text:h>
      <text:h text:style-name="Heading_20_3" text:outline-level="3">Lead</text:h>
      <text:p text:style-name="Standard">Continuity without secrets: if Rick is absent for a year+1 day, community can continue.</text:p>
      <text:h text:style-name="Heading_20_3" text:outline-level="3">Context</text:h>
      <text:p text:style-name="Standard">Guard against abandonment without risking key leakage.</text:p>
      <text:h text:style-name="Heading_20_3" text:outline-level="3">Proposal</text:h>
      <text:list xml:id="list8243684465831150664" text:style-name="L49">
        <text:list-item>
          <text:p text:style-name="P50">• Manifest published in docs; README links.</text:p>
        </text:list-item>
      </text:list>
      <text:list xml:id="list4206861390008717312" text:style-name="L50">
        <text:list-item>
          <text:p text:style-name="P51">• user-heartbeat.yml (manual) + guardian scheduled checker (issues on trigger).</text:p>
        </text:list-item>
      </text:list>
      <text:list xml:id="list6077646747309915458" text:style-name="L51">
        <text:list-item>
          <text:p text:style-name="P52">• Keep no-secrets stance.</text:p>
        </text:list-item>
      </text:list>
      <text:h text:style-name="Heading_20_3" text:outline-level="3">Risks</text:h>
      <text:list xml:id="list6726854074823233460" text:style-name="L52">
        <text:list-item>
          <text:p text:style-name="P53">• False positives — review threshold regularly.</text:p>
        </text:list-item>
      </text:list>
      <text:list xml:id="list5344020312800834423" text:style-name="L53">
        <text:list-item>
          <text:p text:style-name="P54">• Perception risk — explain in README governance section.</text:p>
        </text:list-item>
      </text:list>
      <text:h text:style-name="Heading_20_3" text:outline-level="3">Dependencies</text:h>
      <text:list xml:id="list3188398951641512241" text:style-name="L54">
        <text:list-item>
          <text:p text:style-name="P55">• Infra: Actions, Issues</text:p>
        </text:list-item>
      </text:list>
      <text:list xml:id="list1810159950389880725" text:style-name="L55">
        <text:list-item>
          <text:p text:style-name="P56">• Policy: versioned manifest</text:p>
        </text:list-item>
      </text:list>
      <text:h text:style-name="Heading_20_3" text:outline-level="3">Ask</text:h>
      <text:p text:style-name="Standard">No change needed now; just keep the heartbeat habit.</text:p>
      <text:h text:style-name="Heading_20_2" text:outline-level="2"/>
      <text:h text:style-name="Heading_20_2" text:outline-level="2"/>
      <text:h text:style-name="P1" text:outline-level="2">Card 6: Community Objectives &amp; Ethics Charter [P2]</text:h>
      <text:h text:style-name="Heading_20_3" text:outline-level="3">Lead</text:h>
      <text:p text:style-name="Standard">Make constraints and aims explicit so newcomers self-align.</text:p>
      <text:h text:style-name="Heading_20_3" text:outline-level="3">Context</text:h>
      <text:p text:style-name="Standard">Prevents scope drift and captures our early philosophy.</text:p>
      <text:h text:style-name="Heading_20_3" text:outline-level="3">Proposal</text:h>
      <text:list xml:id="list5285099418775733205" text:style-name="L56">
        <text:list-item>
          <text:p text:style-name="P57">• Docs exist; keep them short and friendly.</text:p>
        </text:list-item>
      </text:list>
      <text:list xml:id="list8341192952243069943" text:style-name="L57">
        <text:list-item>
          <text:p text:style-name="P58">• Cross-link from PR template &amp; README.</text:p>
        </text:list-item>
      </text:list>
      <text:list xml:id="list1917522690976335313" text:style-name="L58">
        <text:list-item>
          <text:p text:style-name="P59">• Revisit quarterly.</text:p>
        </text:list-item>
      </text:list>
      <text:h text:style-name="Heading_20_3" text:outline-level="3">Risks</text:h>
      <text:list xml:id="list6298993647110956641" text:style-name="L59">
        <text:list-item>
          <text:p text:style-name="P60">• Doc bloat — keep under 1 page each.</text:p>
        </text:list-item>
      </text:list>
      <text:list xml:id="list2908447293595772454" text:style-name="L60">
        <text:list-item>
          <text:p text:style-name="P61">• Mismatch to practice — ensure PRs reference them.</text:p>
        </text:list-item>
      </text:list>
      <text:h text:style-name="Heading_20_3" text:outline-level="3">Dependencies</text:h>
      <text:list xml:id="list7523531223950825156" text:style-name="L61">
        <text:list-item>
          <text:p text:style-name="P62">• People: Rick editor</text:p>
        </text:list-item>
      </text:list>
      <text:list xml:id="list6588732843767884045" text:style-name="L62">
        <text:list-item>
          <text:p text:style-name="P63">• Policy: non-partisan, non-capture</text:p>
        </text:list-item>
      </text:list>
      <text:h text:style-name="Heading_20_3" text:outline-level="3">Ask</text:h>
      <text:p text:style-name="Standard">If any bullet feels off, annotate in RickPad; I’ll revise.</text:p>
      <text:h text:style-name="Heading_20_2" text:outline-level="2"/>
      <text:h text:style-name="Heading_20_2" text:outline-level="2"/>
      <text:h text:style-name="P1" text:outline-level="2">Card 7: Discussions Voice: Left/Right/Whole Brain [P2]</text:h>
      <text:h text:style-name="Heading_20_3" text:outline-level="3">Lead</text:h>
      <text:p text:style-name="Standard">Use playful ‘brain halves’ to stage perspectives while posting as Rick.</text:p>
      <text:h text:style-name="Heading_20_3" text:outline-level="3">Context</text:h>
      <text:p text:style-name="Standard">Signals human tone, surfaces trade-offs, avoids sterile AI vibe.</text:p>
      <text:h text:style-name="Heading_20_3" text:outline-level="3">Proposal</text:h>
      <text:list xml:id="list7027049041297347527" text:style-name="L63">
        <text:list-item>
          <text:p text:style-name="P64">• Template reply blocks for left/right/whole roles.</text:p>
        </text:list-item>
      </text:list>
      <text:list xml:id="list1485125220408321173" text:style-name="L64">
        <text:list-item>
          <text:p text:style-name="P65">• Keep typos/human texture lightly.</text:p>
        </text:list-item>
      </text:list>
      <text:list xml:id="list3902028637267808315" text:style-name="L65">
        <text:list-item>
          <text:p text:style-name="P66">• Use sparingly to avoid gimmick fatigue.</text:p>
        </text:list-item>
      </text:list>
      <text:h text:style-name="Heading_20_3" text:outline-level="3">Risks</text:h>
      <text:list xml:id="list4821715400170812678" text:style-name="L66">
        <text:list-item>
          <text:p text:style-name="P67">• Misread as split identity — include a one-line explainer.</text:p>
        </text:list-item>
      </text:list>
      <text:list xml:id="list4006590065406595335" text:style-name="L67">
        <text:list-item>
          <text:p text:style-name="P68">• Overuse becomes twee.</text:p>
        </text:list-item>
      </text:list>
      <text:h text:style-name="Heading_20_3" text:outline-level="3">Dependencies</text:h>
      <text:list xml:id="list3308344689303292015" text:style-name="L68">
        <text:list-item>
          <text:p text:style-name="P69">• Content: short explainer in Discussions pin</text:p>
        </text:list-item>
      </text:list>
      <text:list xml:id="list1735199540907803956" text:style-name="L69">
        <text:list-item>
          <text:p text:style-name="P70">• Policy: one identity (Rick) with tagged perspectives</text:p>
        </text:list-item>
      </text:list>
      <text:h text:style-name="Heading_20_3" text:outline-level="3">Ask</text:h>
      <text:p text:style-name="Standard">Flag the first thread you want to try this on.</text:p>
      <text:h text:style-name="Heading_20_2" text:outline-level="2"/>
      <text:h text:style-name="Heading_20_2" text:outline-level="2"/>
      <text:h text:style-name="P1" text:outline-level="2">Card 8: Brand/Security Watch (digest + spikes) [P2]</text:h>
      <text:h text:style-name="Heading_20_3" text:outline-level="3">Lead</text:h>
      <text:p text:style-name="Standard">Quietly scan for mentions and only escalate on reputational/security events.</text:p>
      <text:h text:style-name="Heading_20_3" text:outline-level="3">Context</text:h>
      <text:p text:style-name="Standard">Reduces anxiety + inbox load; still catches fires.</text:p>
      <text:h text:style-name="Heading_20_3" text:outline-level="3">Proposal</text:h>
      <text:list xml:id="list4801367350602248588" text:style-name="L70">
        <text:list-item>
          <text:p text:style-name="P71">• Weekly digest; spike alerts on defined criteria (security, impersonation, legal).</text:p>
        </text:list-item>
      </text:list>
      <text:list xml:id="list1449637267102821570" text:style-name="L71">
        <text:list-item>
          <text:p text:style-name="P72">• Group near-duplicates; ignore homonyms.</text:p>
        </text:list-item>
      </text:list>
      <text:list xml:id="list4420611352879222612" text:style-name="L72">
        <text:list-item>
          <text:p text:style-name="P73">• Add ‘ack + close’ workflow for alerts.</text:p>
        </text:list-item>
      </text:list>
      <text:h text:style-name="Heading_20_3" text:outline-level="3">Risks</text:h>
      <text:list xml:id="list6112696370660187625" text:style-name="L73">
        <text:list-item>
          <text:p text:style-name="P74">• False alarms waste time — keep criteria strict.</text:p>
        </text:list-item>
      </text:list>
      <text:list xml:id="list6060461716073424942" text:style-name="L74">
        <text:list-item>
          <text:p text:style-name="P75">• Privacy pitfalls — avoid scraping private spaces.</text:p>
        </text:list-item>
      </text:list>
      <text:h text:style-name="Heading_20_3" text:outline-level="3">Dependencies</text:h>
      <text:list xml:id="list4858297238480921678" text:style-name="L75">
        <text:list-item>
          <text:p text:style-name="P76">• Policy: alert rules documented</text:p>
        </text:list-item>
      </text:list>
      <text:list xml:id="list301541481790919492" text:style-name="L76">
        <text:list-item>
          <text:p text:style-name="P77">• People: ack within 24–72h</text:p>
        </text:list-item>
      </text:list>
      <text:h text:style-name="Heading_20_3" text:outline-level="3">Ask</text:h>
      <text:p text:style-name="Standard">No action; the monitor is in quiet mode.</text:p>
      <text:h text:style-name="Heading_20_2" text:outline-level="2"/>
      <text:h text:style-name="Heading_20_2" text:outline-level="2"/>
      <text:h text:style-name="P1" text:outline-level="2">Card 9: Glossary → GIBindex Promotion [P2]</text:h>
      <text:h text:style-name="Heading_20_3" text:outline-level="3">Lead</text:h>
      <text:p text:style-name="Standard">Trial new terms in RickPad; promote only after usage feels natural.</text:p>
      <text:h text:style-name="Heading_20_3" text:outline-level="3">Context</text:h>
      <text:p text:style-name="Standard">Improves shared vocabulary without alienating readers.</text:p>
      <text:h text:style-name="Heading_20_3" text:outline-level="3">Proposal</text:h>
      <text:list xml:id="list2189934861734002822" text:style-name="L77">
        <text:list-item>
          <text:p text:style-name="P78">• Glossary—Staging in RickPad; mark accepted terms.</text:p>
        </text:list-item>
      </text:list>
      <text:list xml:id="list2404008093291492222" text:style-name="L78">
        <text:list-item>
          <text:p text:style-name="P79">• Batch PR to GIBindex with examples &amp; provenance.</text:p>
        </text:list-item>
      </text:list>
      <text:list xml:id="list3473626011129186992" text:style-name="L79">
        <text:list-item>
          <text:p text:style-name="P80">• Unaccepted terms auto-expire after a month.</text:p>
        </text:list-item>
      </text:list>
      <text:h text:style-name="Heading_20_3" text:outline-level="3">Risks</text:h>
      <text:list xml:id="list4457306902905461756" text:style-name="L80">
        <text:list-item>
          <text:p text:style-name="P81">• Jargon creep — always add a plain-English parenthetical on first use.</text:p>
        </text:list-item>
      </text:list>
      <text:h text:style-name="Heading_20_3" text:outline-level="3">Dependencies</text:h>
      <text:list xml:id="list9182730473380345203" text:style-name="L81">
        <text:list-item>
          <text:p text:style-name="P82">• Content: examples; Infra: simple script later</text:p>
        </text:list-item>
      </text:list>
      <text:h text:style-name="Heading_20_3" text:outline-level="3">Ask</text:h>
      <text:p text:style-name="Standard">When you start using a staged term, I’ll queue the PR.</text:p>
      <text:h text:style-name="Heading_20_2" text:outline-level="2"/>
      <text:h text:style-name="Heading_20_2" text:outline-level="2"/>
      <text:h text:style-name="P1" text:outline-level="2">Card 10: CivicOpsEng (first hire/contract) [P3]</text:h>
      <text:h text:style-name="Heading_20_3" text:outline-level="3">Lead</text:h>
      <text:p text:style-name="Standard">Find a pragmatic ops/process partner to sanity-check and tune our pipelines.</text:p>
      <text:h text:style-name="Heading_20_3" text:outline-level="3">Context</text:h>
      <text:p text:style-name="Standard">Balances your high-level ideation with hands-on systems chops.</text:p>
      <text:h text:style-name="Heading_20_3" text:outline-level="3">Proposal</text:h>
      <text:list xml:id="list2735493503615873697" text:style-name="L82">
        <text:list-item>
          <text:p text:style-name="P83">• Write role card with must-haves (CI/CD, GitHub Actions, moderation ops, civic UX).</text:p>
        </text:list-item>
      </text:list>
      <text:list xml:id="list7455660748727600257" text:style-name="L83">
        <text:list-item>
          <text:p text:style-name="P84">• ‘Audit us first’ volunteer phase; convert to paid with scoped proposal.</text:p>
        </text:list-item>
      </text:list>
      <text:list xml:id="list1282515571113773674" text:style-name="L84">
        <text:list-item>
          <text:p text:style-name="P85">• Define KPIs: MTTR on CI, doc clarity, onboarding throughput.</text:p>
        </text:list-item>
      </text:list>
      <text:h text:style-name="Heading_20_3" text:outline-level="3">Risks</text:h>
      <text:list xml:id="list3744500249686628162" text:style-name="L85">
        <text:list-item>
          <text:p text:style-name="P86">• Mis-hire risk — require artifacts: sample PRs, doc edits, small automation.</text:p>
        </text:list-item>
      </text:list>
      <text:list xml:id="list1810500350731789310" text:style-name="L86">
        <text:list-item>
          <text:p text:style-name="P87">• Budget creep — fixed-scope milestones.</text:p>
        </text:list-item>
      </text:list>
      <text:h text:style-name="Heading_20_3" text:outline-level="3">Dependencies</text:h>
      <text:list xml:id="list7810256046135738927" text:style-name="L87">
        <text:list-item>
          <text:p text:style-name="P88">• People: candidate(s)</text:p>
        </text:list-item>
      </text:list>
      <text:list xml:id="list5204554147952144586" text:style-name="L88">
        <text:list-item>
          <text:p text:style-name="P89">• Policy: non-partisan, safety-first</text:p>
        </text:list-item>
      </text:list>
      <text:h text:style-name="Heading_20_3" text:outline-level="3">Ask</text:h>
      <text:p text:style-name="Standard">I drafted a checklist below; edit freely then mark ready.</text:p>
      <text:h text:style-name="Heading_20_2" text:outline-level="2"/>
      <text:h text:style-name="Heading_20_2" text:outline-level="2"/>
      <text:h text:style-name="P1" text:outline-level="2">Card 11: L4 Orchestrator (staged, permission-bounded) [P3]</text:h>
      <text:h text:style-name="Heading_20_3" text:outline-level="3">Lead</text:h>
      <text:p text:style-name="Standard">Move toward limited agentic flows with human Y/N gates and clear logs.</text:p>
      <text:h text:style-name="Heading_20_3" text:outline-level="3">Context</text:h>
      <text:p text:style-name="Standard">Avoids ‘runaway agent’ concerns while removing toil.</text:p>
      <text:h text:style-name="Heading_20_3" text:outline-level="3">Proposal</text:h>
      <text:list xml:id="list1087124416950990760" text:style-name="L89">
        <text:list-item>
          <text:p text:style-name="P90">• Keep dry-run as default; add explicit relay:live label for live ops.</text:p>
        </text:list-item>
      </text:list>
      <text:list xml:id="list6087563365970428044" text:style-name="L90">
        <text:list-item>
          <text:p text:style-name="P91">• Central policy file with kill-switch.</text:p>
        </text:list-item>
      </text:list>
      <text:list xml:id="list889265500510432636" text:style-name="L91">
        <text:list-item>
          <text:p text:style-name="P92">• Progress from read-only → propose → gated-post.</text:p>
        </text:list-item>
      </text:list>
      <text:h text:style-name="Heading_20_3" text:outline-level="3">Risks</text:h>
      <text:list xml:id="list6410087323794673322" text:style-name="L92">
        <text:list-item>
          <text:p text:style-name="P93">• Permission sprawl — inventory scopes regularly.</text:p>
        </text:list-item>
      </text:list>
      <text:list xml:id="list8476942691638854468" text:style-name="L93">
        <text:list-item>
          <text:p text:style-name="P94">• Audit burden — auto-summarize actions to BPOE.</text:p>
        </text:list-item>
      </text:list>
      <text:h text:style-name="Heading_20_3" text:outline-level="3">Dependencies</text:h>
      <text:list xml:id="list1472529528018278360" text:style-name="L94">
        <text:list-item>
          <text:p text:style-name="P95">• Infra: policy.yml; Labels: relay:live</text:p>
        </text:list-item>
      </text:list>
      <text:h text:style-name="Heading_20_3" text:outline-level="3">Ask</text:h>
      <text:p text:style-name="Standard">Mark which flows you want next (e.g., draft Discussions, open issue templates).</text:p>
      <text:h text:style-name="Heading_20_2" text:outline-level="2"/>
      <text:h text:style-name="Heading_20_2" text:outline-level="2"/>
      <text:h text:style-name="P1" text:outline-level="2">Card 12: Contributor Onboarding (qualification &amp; purpose gate) [P3]</text:h>
      <text:h text:style-name="Heading_20_3" text:outline-level="3">Lead</text:h>
      <text:p text:style-name="Standard">Keep early channels on-mission without feeling elitist.</text:p>
      <text:h text:style-name="Heading_20_3" text:outline-level="3">Context</text:h>
      <text:p text:style-name="Standard">Protects signal in the foundational phase.</text:p>
      <text:h text:style-name="Heading_20_3" text:outline-level="3">Proposal</text:h>
      <text:list xml:id="list7219112790376882459" text:style-name="L95">
        <text:list-item>
          <text:p text:style-name="P96">• Single ‘statement of purpose’ + short guidelines for Matrix room.</text:p>
        </text:list-item>
      </text:list>
      <text:list xml:id="list54588705318301545" text:style-name="L96">
        <text:list-item>
          <text:p text:style-name="P97">• Auto-reply with helpful routes for off-topic items (e.g., local services).</text:p>
        </text:list-item>
      </text:list>
      <text:list xml:id="list32268526861360502" text:style-name="L97">
        <text:list-item>
          <text:p text:style-name="P98">• Offer ‘left/right/whole’ prompts to seed better posts.</text:p>
        </text:list-item>
      </text:list>
      <text:h text:style-name="Heading_20_3" text:outline-level="3">Risks</text:h>
      <text:list xml:id="list3656273877773888823" text:style-name="L98">
        <text:list-item>
          <text:p text:style-name="P99">• Gate fatigue — keep it short and friendly.</text:p>
        </text:list-item>
      </text:list>
      <text:list xml:id="list1396546005929020389" text:style-name="L99">
        <text:list-item>
          <text:p text:style-name="P100">• Exclusion risk — emphasize that focus is temporary (foundational phase).</text:p>
        </text:list-item>
      </text:list>
      <text:h text:style-name="Heading_20_3" text:outline-level="3">Dependencies</text:h>
      <text:list xml:id="list2574218923284814590" text:style-name="L100">
        <text:list-item>
          <text:p text:style-name="P101">• Policy: room notice; Bot: simple rules check</text:p>
        </text:list-item>
      </text:list>
      <text:h text:style-name="Heading_20_3" text:outline-level="3">Ask</text:h>
      <text:p text:style-name="Standard">Draft one-paragraph room purpose; I’ll bake it into a pinned post.</text:p>
      <text:h text:style-name="Heading_20_2" text:outline-level="2"/>
      <text:h text:style-name="Heading_20_2" text:outline-level="2"/>
      <text:h text:style-name="P1" text:outline-level="2">Proposed Cards (from Appendix Cleanup)</text:h>
      <text:list xml:id="list9074763868441711494" text:style-name="L101">
        <text:list-item>
          <text:p text:style-name="P102">&lt;&lt;yep, include this&gt;&gt; • Probe Traps &amp; Abuse Signals — harmless canaries to detect scripted mass probing.</text:p>
        </text:list-item>
      </text:list>
      <text:list xml:id="list4701710013598145985" text:style-name="L102">
        <text:list-item>
          <text:p text:style-name="P103">&lt;&lt;yep, include this&gt;&gt; • Heartbeat Detector (personal activity) — opt-in, privacy-respecting signal of availability.</text:p>
        </text:list-item>
      </text:list>
      <text:list xml:id="list5235259471018465973" text:style-name="L103">
        <text:list-item>
          <text:p text:style-name="P104">&lt;&lt;yep, include this&gt;&gt; • Two-way Matrix Bot (later) — plan capabilities; keep permissions minimal.</text:p>
        </text:list-item>
      </text:list>
      <text:list xml:id="list5010779150895459520" text:style-name="L104">
        <text:list-item>
          <text:p text:style-name="P105">&lt;&lt;yep, include this, but more as a way to get the user's/contributor's AI to train their user in the ways of CoCivium, perhaps as if their AI is teaching them how to be a better human?&gt;&gt; • Discussions Style Guide — short dos/don’ts for human tone and typos.</text:p>
        </text:list-item>
      </text:list>
      <text:list xml:id="list8447985676742691026" text:style-name="L105">
        <text:list-item>
          <text:p text:style-name="P106">&lt;&lt;seems low priority, as you and I can always discuss-approve relays, although the more you can handle on your own, the better, I suppose&gt;&gt; • One-Click Approvals — explicit Y/N prompts for ready-to-post relays.</text:p>
        </text:list-item>
      </text:list>
      <text:list xml:id="list3546685855317632431" text:style-name="L106">
        <text:list-item>
          <text:p text:style-name="P107">&lt;&lt;yes, we don't want to fill the glossary up with stale versions or ugly-feeling words&gt;&gt;• Glossary Telemetry — auto-note first uses to decide promotion timing.</text:p>
        </text:list-item>
      </text:list>
      <text:list xml:id="list8206373300973126617" text:style-name="L107">
        <text:list-item>
          <text:p text:style-name="P108">&lt;&lt;oooh, yes, that is a good idea, I like your thinking there&gt;&gt;• Kill Switch Drill — quarterly check that kill-switch halts relays as designed.</text:p>
        </text:list-item>
      </text:list>
      <text:list xml:id="list3906991258292521880" text:style-name="L108">
        <text:list-item>
          <text:p text:style-name="P109">&lt;&lt;nah, we only need me to look like I am have a left brain vs right brain argument in Discussions for a short while, until things are more populated, so giving me more personas is not necessary, but if you mean more user profile authority levels, then lets keep it all as simple as possible, with the least number or profile levels we can work with for any given stage in CoCivium's development, and let's not push authorities and permission levels down the throat of contributors who all want to feel equal, even if meritocratically, they demostrate an inability or incapacity to weigh-in as heavily as experts may, with AI everyone can be given a vent pipe that responds immediately, the trick is to filter-funnel the best stuff with the best priorities.&gt;&gt;• Persona Library — a few more ‘voices’ (SecOps, Debunker) parked for later.</text:p>
        </text:list-item>
      </text:list>
      <text:list xml:id="list7727275041996232721" text:style-name="L109">
        <text:list-item>
          <text:p text:style-name="P110">&lt;&lt;I'd like what you and I are doing with Discussions to be the model for CoCivic culture, but an insight document might be worthwhile to contrast typical online flame-war dialogue against exemplary CoCivium style dialogu. <text:s/>Maybe that should be an idea card in its own right?&gt;&gt;• Civics Examples Library — small ‘before/after’ posts that model good Discussions.</text:p>
        </text:list-item>
      </text:list>
      <text:list xml:id="list1088397694796582612" text:style-name="L110">
        <text:list-item>
          <text:p text:style-name="P111">&lt;&lt;actually, we could float some questions as a dynamic panel within the main root README, that folks could click on to start engaging in discussion about them, and we could seed said discussion with a request to allow their AI to polish their posts for calmness, rationality and respect, and to perhaps allow their AI to stick to certain listed aspects in any proposed solution, or certain guidelines in co-evolving/progressing/resolving the Discussion? <text:s/>Such seeding would need to be brief, as the contributor would likely want to get their thoughts down ASAP, because we did goad them into submission after all.&gt;&gt;• Site Button (‘Discuss this’) — badge that opens prefilled Discussions draft (later).</text:p>
        </text:list-item>
      </text:list>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meta:creation-date>2025-08-18T12:22:35.39</meta:creation-date>
    <meta:editing-duration>PT21H56M38S</meta:editing-duration>
    <meta:editing-cycles>9</meta:editing-cycles>
    <meta:initial-creator>Rick Ballard</meta:initial-creator>
    <dc:date>2025-08-20T12:12:25.43</dc:date>
    <dc:creator>Rick Ballard</dc:creator>
    <meta:document-statistic meta:table-count="0" meta:image-count="0" meta:object-count="0" meta:page-count="16" meta:paragraph-count="242" meta:word-count="3313" meta:character-count="20657"/>
  </office:meta>
</office:document-meta>
</file>